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1" fo:font-size="14pt" fo:language="en" fo:country="US" fo:font-weight="bold" officeooo:rsid="000df4d5" officeooo:paragraph-rsid="000df4d5" style:font-size-asian="12.25pt" style:font-weight-asian="bold" style:font-size-complex="14pt" style:font-weight-complex="bold"/>
    </style:style>
    <style:style style:name="P2" style:family="paragraph" style:parent-style-name="Text_20_body">
      <style:text-properties fo:color="#666666" fo:font-size="14pt" fo:language="ru" fo:country="RU" officeooo:rsid="000dccf4" officeooo:paragraph-rsid="0017e97e" style:font-size-asian="12.25pt" style:font-size-complex="14pt"/>
    </style:style>
    <style:style style:name="P3" style:family="paragraph" style:parent-style-name="Text_20_body"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4" style:family="paragraph" style:parent-style-name="Text_20_body">
      <style:text-properties fo:font-size="14pt" fo:language="ru" fo:country="RU" officeooo:rsid="000df4d5" officeooo:paragraph-rsid="000df4d5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fo:language="ru" fo:country="RU" officeooo:rsid="000df4d5" officeooo:paragraph-rsid="000df4d5" style:font-size-asian="12.25pt" style:font-size-complex="14pt"/>
    </style:style>
    <style:style style:name="P6" style:family="paragraph" style:parent-style-name="Text_20_body"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language="ru" fo:country="RU" fo:font-weight="bold" officeooo:rsid="001b41ed" officeooo:paragraph-rsid="001b41ed" style:font-size-asian="12.25pt" style:font-weight-asian="bold" style:font-size-complex="14pt" style:font-weight-complex="bold"/>
    </style:style>
    <style:style style:name="P8" style:family="paragraph" style:parent-style-name="Text_20_body">
      <style:text-properties fo:color="#000000" fo:font-size="14pt" fo:language="ru" fo:country="RU" fo:font-weight="bold" officeooo:rsid="001b41ed" officeooo:paragraph-rsid="001b41ed" style:font-size-asian="14pt" style:font-weight-asian="bold" style:font-size-complex="14pt" style:font-weight-complex="bold"/>
    </style:style>
    <style:style style:name="P9" style:family="paragraph" style:parent-style-name="Text_20_body">
      <style:text-properties fo:color="#000000" fo:font-size="14pt" fo:language="ru" fo:country="RU" fo:font-weight="bold" officeooo:rsid="001b7132" officeooo:paragraph-rsid="001b7132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break-before="page"/>
      <style:text-properties style:font-name="Liberation Serif" fo:font-size="14pt" fo:language="ru" fo:country="RU" officeooo:rsid="0011ea2b" officeooo:paragraph-rsid="0011ea2b" style:font-size-asian="12.25pt" style:font-size-complex="14pt"/>
    </style:style>
    <style:style style:name="P11" style:family="paragraph" style:parent-style-name="Text_20_body">
      <style:paragraph-properties fo:break-before="page"/>
      <style:text-properties fo:font-size="14pt" fo:language="ru" fo:country="RU" fo:font-weight="bold" officeooo:rsid="000df4d5" officeooo:paragraph-rsid="000df4d5" style:font-size-asian="14pt" style:font-weight-asian="bold" style:font-size-complex="14pt" style:font-weight-complex="bold"/>
    </style:style>
    <style:style style:name="P12" style:family="paragraph" style:parent-style-name="Text_20_body" style:master-page-name="">
      <loext:graphic-properties draw:fill="none"/>
      <style:paragraph-properties fo:margin-left="-0.1252in" fo:margin-right="-0.0618in" fo:margin-top="0in" fo:margin-bottom="0.0972in" loext:contextual-spacing="false" fo:line-height="115%" fo:text-indent="0in" style:auto-text-indent="false" style:page-number="auto" fo:break-before="page" fo:background-color="transparent"/>
      <style:text-properties fo:font-size="14pt" fo:language="ru" fo:country="RU" fo:font-weight="bold" officeooo:rsid="001b41ed" officeooo:paragraph-rsid="001b41ed" style:font-size-asian="12.25pt" style:font-weight-asian="bold" style:font-size-complex="14pt" style:font-weight-complex="bold"/>
    </style:style>
    <style:style style:name="P13" style:family="paragraph" style:parent-style-name="Text_20_body">
      <loext:graphic-properties draw:fill="none"/>
      <style:paragraph-properties fo:margin-left="0in" fo:margin-right="-0.0618in" fo:margin-top="0in" fo:margin-bottom="0.0972in" loext:contextual-spacing="false" fo:line-height="115%" fo:text-indent="0in" style:auto-text-indent="false" fo:background-color="transparent"/>
      <style:text-properties fo:language="ru" fo:country="RU" officeooo:rsid="001b41ed" officeooo:paragraph-rsid="001b7132"/>
    </style:style>
    <style:style style:name="P14" style:family="paragraph" style:parent-style-name="Title">
      <style:text-properties fo:language="ru" fo:country="RU" officeooo:rsid="000dccf4" officeooo:paragraph-rsid="000dccf4"/>
    </style:style>
    <style:style style:name="P15" style:family="paragraph" style:parent-style-name="Text_20_body">
      <loext:graphic-properties draw:fill="none"/>
      <style:paragraph-properties fo:margin-left="0in" fo:margin-right="-0.0618in" fo:margin-top="0in" fo:margin-bottom="0.0972in" loext:contextual-spacing="false" fo:line-height="115%" fo:text-indent="0in" style:auto-text-indent="false" fo:background-color="transparent"/>
      <style:text-properties fo:color="#000000" fo:font-size="14pt" fo:language="ru" fo:country="RU" fo:font-weight="bold" officeooo:rsid="001b41ed" officeooo:paragraph-rsid="001b7132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Liberation Serif1" fo:font-size="14pt" fo:language="en" fo:country="US" fo:font-weight="bold" officeooo:rsid="000df4d5" officeooo:paragraph-rsid="000df4d5" style:font-size-asian="12.25pt" style:font-weight-asian="bold" style:font-size-complex="14pt" style:font-weight-complex="bold"/>
    </style:style>
    <style:style style:name="T1" style:family="text">
      <style:text-properties style:font-name="Liberation Serif1" officeooo:rsid="000ebbe3"/>
    </style:style>
    <style:style style:name="T2" style:family="text">
      <style:text-properties style:font-name="Liberation Serif1" officeooo:rsid="00107c4a" style:font-name-asian="Liberation Serif1" style:font-name-complex="Liberation Serif1"/>
    </style:style>
    <style:style style:name="T3" style:family="text">
      <style:text-properties style:font-name="Liberation Serif1" officeooo:rsid="0015869f" style:font-name-asian="Liberation Serif1" style:font-name-complex="Liberation Serif1"/>
    </style:style>
    <style:style style:name="T4" style:family="text">
      <style:text-properties style:font-name="Liberation Serif" officeooo:rsid="000ebbe3"/>
    </style:style>
    <style:style style:name="T5" style:family="text">
      <style:text-properties style:font-name="Liberation Serif" officeooo:rsid="00107c4a"/>
    </style:style>
    <style:style style:name="T6" style:family="text">
      <style:text-properties style:font-name="Liberation Serif" officeooo:rsid="0011ea2b"/>
    </style:style>
    <style:style style:name="T7" style:family="text">
      <style:text-properties fo:language="en" fo:country="US"/>
    </style:style>
    <style:style style:name="T8" style:family="text">
      <style:text-properties officeooo:rsid="0013c20a"/>
    </style:style>
    <style:style style:name="T9" style:family="text">
      <style:text-properties style:text-underline-style="none" officeooo:rsid="0017e97e"/>
    </style:style>
    <style:style style:name="T10" style:family="text">
      <style:text-properties style:text-position="0% 100%" style:text-underline-style="none" officeooo:rsid="00196413"/>
    </style:style>
    <style:style style:name="T11" style:family="text">
      <style:text-properties officeooo:rsid="001b41ed"/>
    </style:style>
    <style:style style:name="T12" style:family="text">
      <style:text-properties fo:color="#5983b0" style:text-underline-style="none" officeooo:rsid="0017e97e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font-weight="bold" officeooo:rsid="001b7132" style:font-size-asian="14pt" style:font-weight-asian="bold" style:font-size-complex="14pt" style:font-weight-complex="bold"/>
    </style:style>
    <style:style style:name="T15" style:family="text">
      <style:text-properties officeooo:rsid="001b71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СЦЕНАРИЙ К ИГРЕ</text:p>
      <text:p text:style-name="P15"/>
      <text:p text:style-name="P15"/>
      <text:p text:style-name="P15">Содержание:</text:p>
      <text:p text:style-name="P13"><text:span text:style-name="T13">1. </text:span><text:span text:style-name="T14">Предисловие</text:span></text:p>
      <text:p text:style-name="P8">2. <text:span text:style-name="T15">Общие сведения.</text:span></text:p>
      <text:p text:style-name="P9">4. Ссылки</text:p>
      <text:p text:style-name="P11"><text:tab/><text:tab/><text:tab/><text:tab/><text:tab/>П<text:span text:style-name="T11">РЕДИСЛОВИЕ</text:span></text:p>
      <text:p text:style-name="P6"/>
      <text:p text:style-name="P2"><text:span text:style-name="T8"><text:tab/>Если вы хотите сделать серьезную игру, которая будет давать вам серьезные бабки, учтите, что это сделать очень сложно: разработка займёт довольно много времени(уж точно больше месяца), после релиза может быть очень много багов, игра просто не сможет окупить все те усилия, которые мы затратили. </text:span><text:span text:style-name="T9">В любом случае, у нас будет </text:span><text:span text:style-name="T12">инди-игра</text:span><text:span text:style-name="T10">,</text:span><text:span text:style-name="T9"> потому что у нас нет издателя. Кто не знает, инди-игры отнюдь не популярны и их намного меньше ценят. Наша задача сделать игру на высоком уровне, чтобы нас заметили нужна реклама(бля, я только сейчас понял насколько всё сложно). Ребят, вкладываемся по полной. </text:span></text:p>
      <text:p text:style-name="P2"><text:span text:style-name="T9"><text:tab/></text:span><text:span text:style-name="T8">Наша игровая концепция: игра на подобии ГТА, с открытым миром, шутер от третьего <text:s/>лица. Если я не прав </text:span><text:span text:style-name="T3">– сообщайте. Ахаха, на самом деле я не разбираюсь в ГТА и имею смутное представление о данной игре.</text:span></text:p>
      <text:p text:style-name="P1"/>
      <text:p text:style-name="P1"/>
      <text:p text:style-name="P12"><text:tab/><text:tab/><text:tab/><text:tab/><text:tab/>ОБЩИЕ СВЕДЕНИЯ</text:p>
      <text:p text:style-name="P7"/>
      <text:p text:style-name="P4"><text:span text:style-name="T7">1. </text:span>Описание пространства. Мир.</text:p>
      <text:p text:style-name="P5">1990<text:span text:style-name="T1">~</text:span><text:span text:style-name="T4">2000 год. Четыре острова посреди океана: тюрьма, промышленный город, богатый город, военная база. Способ перехода с острова с тюрьмой </text:span><text:span text:style-name="T2">–</text:span><text:span text:style-name="T4"> вода (лодка, катер, корабль), с острова с промышленным городом </text:span><text:span text:style-name="T5">на остров с богатым городом по мосту(мостов может быть несколько)</text:span><text:span text:style-name="T4">. </text:span><text:span text:style-name="T5">Между промышленным, богатым и островом с военной базой есть подводный туннель, в виде перекрёстка. Также </text:span><text:span text:style-name="T6">будет </text:span><text:span text:style-name="T5">пятая зона, которая заблокиро</text:span><text:span text:style-name="T6">вана для обычных игроков, планируется</text:span><text:span text:style-name="T5">, </text:span><text:span text:style-name="T6">что она будет платной.</text:span></text:p>
      <text:p text:style-name="P3"/>
      <text:p text:style-name="P3">А) История мира.</text:p>
      <text:p text:style-name="P3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08:18.682000000</meta:creation-date>
    <dc:date>2019-02-26T20:20:09.400000000</dc:date>
    <meta:editing-duration>PT1H4M49S</meta:editing-duration>
    <meta:editing-cycles>4</meta:editing-cycles>
    <meta:generator>LibreOffice/6.2.0.3$Windows_x86 LibreOffice_project/98c6a8a1c6c7b144ce3cc729e34964b47ce25d62</meta:generator>
    <meta:document-statistic meta:table-count="0" meta:image-count="0" meta:object-count="0" meta:page-count="4" meta:paragraph-count="12" meta:word-count="214" meta:character-count="1418" meta:non-whitespace-character-count="1200"/>
  </office:meta>
</office:document-meta>
</file>